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0pt" officeooo:paragraph-rsid="000fdce2" style:font-size-asian="10pt" style:font-size-complex="10pt"/>
    </style:style>
    <style:style style:name="P2" style:family="paragraph" style:parent-style-name="Standard">
      <style:paragraph-properties fo:text-align="end" style:justify-single-word="false"/>
      <style:text-properties fo:font-size="10pt" officeooo:paragraph-rsid="000fdce2" style:font-size-asian="10pt" style:font-size-complex="10pt"/>
    </style:style>
    <style:style style:name="P3" style:family="paragraph" style:parent-style-name="Standard">
      <style:text-properties fo:font-size="10pt" fo:font-weight="bold" officeooo:paragraph-rsid="000fdce2" style:font-size-asian="10pt" style:font-weight-asian="bold" style:font-size-complex="10pt" style:font-weight-complex="bold"/>
    </style:style>
    <style:style style:name="P4" style:family="paragraph" style:parent-style-name="Standard">
      <style:paragraph-properties fo:margin-left="-0.4925in" fo:margin-right="0in" fo:text-indent="0in" style:auto-text-indent="false"/>
      <style:text-properties fo:font-size="10pt" fo:font-weight="bold" officeooo:paragraph-rsid="000fdce2" style:font-size-asian="10pt" style:font-weight-asian="bold" style:font-size-complex="10pt" style:font-weight-complex="bold"/>
    </style:style>
    <style:style style:name="P5" style:family="paragraph" style:parent-style-name="Standard">
      <style:paragraph-properties fo:margin-left="-0.4925in" fo:margin-right="0in" fo:text-indent="0in" style:auto-text-indent="false"/>
      <style:text-properties fo:font-size="10pt" officeooo:paragraph-rsid="000fdce2" style:font-size-asian="10pt" style:font-size-complex="10pt"/>
    </style:style>
    <style:style style:name="P6" style:family="paragraph" style:parent-style-name="Standard">
      <style:paragraph-properties fo:margin-left="-0.9846in" fo:margin-right="0in" fo:text-indent="0in" style:auto-text-indent="false"/>
      <style:text-properties fo:font-size="10pt" officeooo:paragraph-rsid="000fdce2" style:font-size-asian="10pt" style:font-size-complex="10pt"/>
    </style:style>
    <style:style style:name="P7" style:family="paragraph" style:parent-style-name="Standard">
      <style:paragraph-properties fo:margin-left="-0.9846in" fo:margin-right="0in" fo:text-indent="0in" style:auto-text-indent="false"/>
      <style:text-properties fo:font-size="10pt" officeooo:paragraph-rsid="00280a6c" style:font-size-asian="10pt" style:font-size-complex="10pt"/>
    </style:style>
    <style:style style:name="T1" style:family="text">
      <style:text-properties officeooo:rsid="000fdce2"/>
    </style:style>
    <style:style style:name="T2" style:family="text">
      <style:text-properties fo:font-weight="bold" officeooo:rsid="000fdce2" style:font-weight-asian="bold" style:font-weight-complex="bold"/>
    </style:style>
    <style:style style:name="T3" style:family="text">
      <style:text-properties officeooo:rsid="00164b1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xt:s/>Maria Deslis</text:span></text:p>
      <text:p text:style-name="P2"><text:span text:style-name="T1">csci400 - spring2013 - Bahn</text:span></text:p>
      <text:p text:style-name="P2"><text:span text:style-name="T1">hw10</text:span></text:p>
      <text:p text:style-name="P2"><text:span text:style-name="T1"/></text:p>
      <text:p text:style-name="P3"><text:span text:style-name="T1">1. [2] What is the difference between a “keyword” and a “reserved word”? </text:span></text:p>
      <text:p text:style-name="P1"><text:span text:style-name="T1"><text:tab/>+ A keyword is a word of a programming language that is special only in certain contexts.</text:span></text:p>
      <text:p text:style-name="P1"><text:span text:style-name="T1"><text:tab/>+ A reserved word is a special word of a programming language that cannot be used as a name.</text:span></text:p>
      <text:p text:style-name="P1"><text:span text:style-name="T1"/></text:p>
      <text:p text:style-name="P3"><text:span text:style-name="T1">2. [2] What is the difference between an “lvalue” and an “rvalue”? </text:span></text:p>
      <text:p text:style-name="P1"><text:span text:style-name="T1"><text:tab/>+ The address of a variable is sometimes called its l-value.</text:span></text:p>
      <text:p text:style-name="P1"><text:span text:style-name="T1"><text:s/><text:tab/>+ A variable's value is sometimes called its r-value because it is what is required when the name appears in the ride side of an assignment statement.</text:span></text:p>
      <text:p text:style-name="P1"><text:span text:style-name="T1"/></text:p>
      <text:p text:style-name="P3"><text:span text:style-name="T1">3. [2] What are the four categories of storage bindings for scalar variables based upon </text:span></text:p>
      <text:p text:style-name="P3"><text:span text:style-name="T1">lifetime? </text:span></text:p>
      <text:p text:style-name="P3"><text:span text:style-name="T1">4. [4] For each category in #3, give describe when and how the variable is bound to its </text:span></text:p>
      <text:p text:style-name="P3"><text:span text:style-name="T1">storage? </text:span></text:p>
      <text:p text:style-name="P3"><text:span text:style-name="T1">5. [4] For each category in #3, give two advantages and two disadvantages.</text:span></text:p>
      <text:p text:style-name="P3"><text:span text:style-name="T1">6. [4] For each category in #3, give an example of a variable in C that has that storage </text:span></text:p>
      <text:p text:style-name="P3"><text:span text:style-name="T1">binding. If that type of binding is not supported in C, give an example of a language that </text:span></text:p>
      <text:p text:style-name="P3"><text:span text:style-name="T1">does support it. </text:span></text:p>
      <text:p text:style-name="P1"><text:span text:style-name="T1"/></text:p>
      <text:p text:style-name="P4"><text:span text:style-name="T1"><text:tab/>+Static Variables</text:span></text:p>
      <text:p text:style-name="P5"><text:span text:style-name="T1"><text:tab/><text:tab/>-Bound to memory cells before program execution begins and remains bound to those same memory cells until <text:tab/><text:tab/><text:tab/>program execution terminates</text:span></text:p>
      <text:p text:style-name="P5"><text:span text:style-name="T1"><text:tab/><text:tab/>-Advantages:</text:span></text:p>
      <text:p text:style-name="P5"><text:span text:style-name="T1"><text:tab/><text:tab/><text:tab/>i. Efficiency; all addressing of static variables can be direct whereas other kinds of variables often require <text:tab/><text:tab/><text:tab/><text:tab/>indirect addressing, which is slower.</text:span></text:p>
      <text:p text:style-name="P5"><text:span text:style-name="T1"><text:tab/><text:tab/><text:tab/>ii. No runtime overhead is incurred for allocation and deallocation of static variables, although this time is <text:tab/><text:tab/><text:tab/>often negligible</text:span></text:p>
      <text:p text:style-name="P5"><text:span text:style-name="T1"><text:tab/><text:tab/>-Disadvantages:</text:span></text:p>
      <text:p text:style-name="P5"><text:span text:style-name="T1"><text:tab/><text:tab/><text:tab/>i. Static binding to storage is reduced to flexibility; in particular, a language that has only static vars <text:tab/><text:tab/><text:tab/><text:tab/>cannot support recursive subprograms.</text:span></text:p>
      <text:p text:style-name="P5"><text:span text:style-name="T1"><text:tab/><text:tab/><text:tab/>ii. Storage cannot be shared among variables</text:span></text:p>
      <text:p text:style-name="P5"><text:span text:style-name="T1"><text:tab/><text:tab/>- Example: (C/C++)</text:span></text:p>
      <text:p text:style-name="P5"><text:span text:style-name="T1"><text:tab/><text:tab/><text:tab/>char lexical() { </text:span></text:p>
      <text:p text:style-name="P5"><text:span text:style-name="T1"><text:s/><text:tab/><text:tab/><text:tab/><text:tab/>static int position = -1; </text:span></text:p>
      <text:p text:style-name="P5"><text:span text:style-name="T1"><text:s/><text:tab/><text:tab/><text:tab/><text:tab/>position = position + 1; </text:span></text:p>
      <text:p text:style-name="P5"><text:span text:style-name="T1"><text:s/><text:tab/><text:tab/><text:tab/><text:tab/>return text[position]; </text:span></text:p>
      <text:p text:style-name="P5"><text:span text:style-name="T1"><text:tab/><text:tab/><text:tab/>}</text:span></text:p>
      <text:p text:style-name="P5"><text:span text:style-name="T1"/></text:p>
      <text:p text:style-name="P5"><text:span text:style-name="T1"><text:tab/></text:span><text:span text:style-name="T2">+Stack-Dynamic Variables</text:span></text:p>
      <text:p text:style-name="P5"><text:span text:style-name="T1"><text:tab/><text:tab/>-Storage bindings are created when their declaration statements are elaborated, but whose types are statically <text:tab/><text:tab/><text:tab/>bound.</text:span></text:p>
      <text:p text:style-name="P5"><text:span text:style-name="T1"><text:tab/><text:tab/>-Advantages:</text:span></text:p>
      <text:p text:style-name="P5"><text:span text:style-name="T1"><text:tab/><text:tab/><text:tab/>i. To be useful, recursive subprograms require some form of dynamic local storage so that each active <text:tab/><text:tab/><text:tab/><text:tab/>copy of the recursive subprogram has its own version of the local variables.</text:span></text:p>
      <text:p text:style-name="P5"><text:span text:style-name="T1"><text:tab/><text:tab/><text:tab/>ii. Conserves storage</text:span></text:p>
      <text:p text:style-name="P5"><text:span text:style-name="T1"><text:tab/><text:tab/><text:tab/>-Disadvantages:</text:span></text:p>
      <text:p text:style-name="P5"><text:span text:style-name="T1"><text:tab/><text:tab/><text:tab/><text:tab/></text:span><text:span text:style-name="T3">i</text:span><text:span text:style-name="T1">. Overhead of allocation and deallocation</text:span></text:p>
      <text:p text:style-name="P5"><text:span text:style-name="T1"><text:tab/><text:tab/><text:tab/><text:tab/>ii. Subprograms cannot be history sensitive</text:span></text:p>
      <text:p text:style-name="P5"><text:span text:style-name="T1"><text:tab/><text:tab/><text:tab/><text:tab/>iii. <text:s/>Inefficient references/Indirect addressing</text:span></text:p>
      <text:p text:style-name="P5"><text:span text:style-name="T1"><text:tab/><text:tab/><text:tab/>-Example: (Java)</text:span></text:p>
      <text:p text:style-name="P5"><text:span text:style-name="T1"><text:tab/><text:tab/><text:tab/><text:tab/>void Recursion(int n) { </text:span></text:p>
      <text:p text:style-name="P5"><text:span text:style-name="T1"><text:tab/> <text:tab/><text:tab/><text:tab/><text:tab/>if (n &gt; 0) { </text:span></text:p>
      <text:p text:style-name="P5"><text:span text:style-name="T1"><text:tab/> <text:tab/><text:tab/><text:tab/><text:tab/><text:tab/>n--; </text:span></text:p>
      <text:p text:style-name="P5"><text:span text:style-name="T1"><text:tab/><text:tab/><text:tab/><text:tab/><text:tab/><text:tab/>Recursion(n); </text:span></text:p>
      <text:p text:style-name="P5"><text:span text:style-name="T1"><text:tab/><text:tab/> <text:tab/><text:tab/><text:tab/><text:tab/>cout &lt;&lt; n &lt;&lt; ” “; </text:span></text:p>
      <text:p text:style-name="P5"><text:soft-page-break/><text:span text:style-name="T1"><text:tab/> <text:tab/><text:tab/><text:tab/><text:tab/>} </text:span></text:p>
      <text:p text:style-name="P5"><text:span text:style-name="T1"><text:tab/><text:tab/><text:tab/><text:tab/>}</text:span></text:p>
      <text:p text:style-name="P5"><text:span text:style-name="T1"/></text:p>
      <text:p text:style-name="P5"><text:span text:style-name="T1"><text:tab/><text:tab/><text:tab/><text:tab/>void main() { </text:span></text:p>
      <text:p text:style-name="P5"><text:span text:style-name="T1"><text:s/><text:tab/><text:tab/><text:tab/><text:tab/><text:tab/>Recursion(3); </text:span></text:p>
      <text:p text:style-name="P5"><text:span text:style-name="T1"><text:tab/><text:tab/><text:tab/><text:tab/>}</text:span></text:p>
      <text:p text:style-name="P5"><text:span text:style-name="T1"/></text:p>
      <text:p text:style-name="P5"><text:span text:style-name="T1"><text:tab/></text:span><text:span text:style-name="T2">+Explicit Heap-Dynamic Variables</text:span></text:p>
      <text:p text:style-name="P5"><text:span text:style-name="T1"><text:tab/><text:tab/>-Nameless (abstract) memory cells that are allocated and deallocated by explicit run0-time instructions written by <text:tab/><text:tab/><text:tab/>the programmer. These variables which are allocated from and deallocated to the heap can only be referenced <text:tab/><text:tab/><text:tab/>through pointer or reference variables.</text:span></text:p>
      <text:p text:style-name="P5"><text:span text:style-name="T1"><text:tab/><text:tab/>-Advantages:</text:span></text:p>
      <text:p text:style-name="P5"><text:span text:style-name="T1"><text:tab/><text:tab/><text:tab/>i. Allows easy implementation of dynamic structures</text:span></text:p>
      <text:p text:style-name="P5"><text:span text:style-name="T1"><text:tab/><text:tab/><text:tab/>ii. Capable of error detection by the compiler</text:span></text:p>
      <text:p text:style-name="P5"><text:span text:style-name="T1"><text:tab/><text:tab/>-Disadvantages:</text:span></text:p>
      <text:p text:style-name="P5"><text:span text:style-name="T1"><text:tab/><text:tab/><text:tab/>i. Pointers and references used to implement dynamic structures are more difficult to use and not quite as <text:tab/><text:tab/><text:tab/><text:tab/>efficient as other variable types</text:span></text:p>
      <text:p text:style-name="P5"><text:span text:style-name="T1"><text:tab/><text:tab/><text:tab/>ii. Highly disorganized because of the unpredictability of its use</text:span></text:p>
      <text:p text:style-name="P5"><text:span text:style-name="T1"><text:tab/><text:tab/>-Example: (C/C++)</text:span></text:p>
      <text:p text:style-name="P5"><text:span text:style-name="T1"><text:tab/><text:tab/><text:tab/>int * intnode; <text:tab/> <text:s text:c="4"/>// Creates a pointer</text:span></text:p>
      <text:p text:style-name="P5"><text:span text:style-name="T1"><text:tab/><text:tab/><text:tab/>intnode = new int; <text:s text:c="2"/>// allocates an int cell </text:span></text:p>
      <text:p text:style-name="P5"><text:span text:style-name="T1"><text:tab/><text:tab/><text:tab/>... </text:span></text:p>
      <text:p text:style-name="P5"><text:span text:style-name="T1"><text:tab/><text:tab/><text:tab/>delete intnode; <text:s text:c="5"/>// deallocates the cell to which intnode points </text:span></text:p>
      <text:p text:style-name="P5"><text:span text:style-name="T1"/></text:p>
      <text:p text:style-name="P4"><text:span text:style-name="T1"><text:tab/>+Implicit Heap-Dynamic Variables</text:span></text:p>
      <text:p text:style-name="P6"><text:span text:style-name="T1"><text:tab/><text:tab/><text:tab/>-Bound to heap storage only when they are assigned values</text:span></text:p>
      <text:p text:style-name="P6"><text:span text:style-name="T1"><text:tab/><text:tab/><text:tab/>-Advantages:</text:span></text:p>
      <text:p text:style-name="P6"><text:span text:style-name="T1"><text:tab/><text:tab/><text:tab/><text:tab/>i. Highest degree of flexibility, allowing highly generic code to be written</text:span></text:p>
      <text:p text:style-name="P6"><text:span text:style-name="T1"><text:tab/><text:tab/><text:tab/><text:tab/>ii. All attributes are bound every time they are assigned</text:span></text:p>
      <text:p text:style-name="P6"><text:span text:style-name="T1"><text:tab/><text:tab/><text:tab/>-Disadvantages:</text:span></text:p>
      <text:p text:style-name="P6"><text:span text:style-name="T1"><text:tab/><text:tab/><text:tab/><text:tab/>i. If implicit heap-dynamic variables is the run-time overhead of maintaining all the dynamic <text:tab/><text:tab/><text:tab/><text:tab/><text:tab/>attributes, which could include array subscript types and ranges, etc.</text:span></text:p>
      <text:p text:style-name="P6"><text:span text:style-name="T1"><text:tab/><text:tab/><text:tab/><text:tab/>ii. Loss of some error detection by the compiler</text:span></text:p>
      <text:p text:style-name="P6"><text:span text:style-name="T1"><text:tab/><text:tab/><text:tab/>-Example: (Javascript)</text:span></text:p>
      <text:p text:style-name="P6"><text:span text:style-name="T1"><text:tab/><text:tab/><text:tab/><text:tab/>list = [74, 84, 86, 90, 71];</text:span></text:p>
      <text:p text:style-name="P7"><text:span text:style-name="T1"><text:tab/><text:tab/><text:tab/><text:tab/>This Javascript array is only brought into being when its assigned values. It then gets placed in the heap as <text:tab/><text:tab/><text:tab/>a collection of those values. It would bind those values to that variable. It would not necessarily tell you what type <text:tab/><text:tab/><text:tab/><text:tab/>they were. That part will be dependent on other language semantics.</text:span></text:p>
      <text:p text:style-name="P5"/>
      <text:p text:style-name="P3"><text:span text:style-name="T1">7. [2] Static scoping is known by what other name? </text:span></text:p>
      <text:p text:style-name="P1"><text:span text:style-name="T1"><text:tab/>+ Static scoping is also sometimes called lexical scoping</text:span></text:p>
      <text:p text:style-name="P1"><text:span text:style-name="T1"/></text:p>
      <text:p text:style-name="P3"><text:span text:style-name="T1">8. [4] What are some of the disadvantages of dynamic scoping? </text:span></text:p>
      <text:p text:style-name="P1"><text:span text:style-name="T1"><text:tab/>i. During the time span beginning when a subprogram begins its execution and ending when that execution ends, the local variables of the subprogram are all visible to any other executing subprogram, regardless of its textual proximity or how execution got to the currently executing program. There is no way to protect local variables from this accessibility. Subprograms that have not yet completed their executions. Thus results in less reliable programming than that of static scoping.</text:span></text:p>
      <text:p text:style-name="P1"><text:span text:style-name="T1"><text:tab/>ii. The inability to type check references to non-locals statically. This problem results from the inability to statically find the declaration for a variable referenced as a nonlocal</text:span></text:p>
      <text:p text:style-name="P1"><text:span text:style-name="T1"><text:tab/>iii. Also makes programs much more difficult to read, because the calling sequence of subprograms <text:s/>must be known to determine the meaning of references to nonlocal variables.</text:span></text:p>
      <text:p text:style-name="P1"><text:span text:style-name="T1">iv. Access to nonlocal variables in dynamic-scoped languages take far longer than accesses to non-locals when static scoping is used.</text:span></text:p>
      <text:p text:style-name="P1"><text:span text:style-name="T1"/></text:p>
      <text:p text:style-name="P1"><text:span text:style-name="T1"/></text:p>
      <text:p text:style-name="P1"><text:span text:style-name="T1"/></text:p>
      <text:p text:style-name="P1"><text:span text:style-name="T1"/></text:p>
      <text:p text:style-name="P3"><text:soft-page-break/><text:span text:style-name="T1">9. [4] What does a “referencing environment” refer to? </text:span></text:p>
      <text:p text:style-name="P1"><text:span text:style-name="T1"><text:tab/>+ The referencing environment of a statement is the collection of all names that are visible in the statement.</text:span></text:p>
      <text:p text:style-name="P1"><text:span text:style-name="T1"/></text:p>
      <text:p text:style-name="P3"><text:span text:style-name="T1">10. [2] In C, what types of variables are implicitly initialized? </text:span></text:p>
      <text:p text:style-name="P1"><text:span text:style-name="T1"><text:tab/>+ Variables with static storage duration are implicitly initialized with NULL. The initial value of all other variables is undefined.</text:span></text:p>
      <text:p text:style-name="P1"><text:span text:style-name="T1"/></text:p>
      <text:p text:style-name="P1"><text:span text:style-name="T1"><text:tab/><text:tab/></text:span><text:span text:style-name="T2">Type<text:tab/><text:tab/><text:tab/><text:tab/><text:tab/><text:tab/>Implicit Initial Value</text:span></text:p>
      <text:p text:style-name="P1"><text:span text:style-name="T1"><text:tab/><text:tab/>byte, short, int, long<text:tab/><text:tab/><text:tab/><text:tab/><text:tab/>0</text:span></text:p>
      <text:p text:style-name="P1"><text:span text:style-name="T1"><text:tab/><text:tab/>boolean<text:tab/><text:tab/><text:tab/><text:tab/><text:tab/><text:tab/><text:tab/>false</text:span></text:p>
      <text:p text:style-name="P1"><text:span text:style-name="T1"><text:tab/><text:tab/>char<text:tab/><text:tab/><text:tab/><text:tab/><text:tab/><text:tab/><text:tab/>'\0000'</text:span></text:p>
      <text:p text:style-name="P1"><text:span text:style-name="T1"><text:tab/><text:tab/>float<text:tab/><text:tab/><text:tab/><text:tab/><text:tab/><text:tab/><text:tab/>+0.0f</text:span></text:p>
      <text:p text:style-name="P1"><text:span text:style-name="T1"><text:tab/><text:tab/>double<text:tab/><text:tab/><text:tab/><text:tab/><text:tab/><text:tab/><text:tab/>+0.0</text:span></text:p>
      <text:p text:style-name="P1"><text:span text:style-name="T1"><text:tab/><text:tab/>object reference (including String)<text:tab/><text:tab/><text:tab/><text:tab/>null</text:span></text:p>
      <text:p text:style-name="P1"><text:span text:style-name="T1"><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arth </meta:initial-creator>
    <meta:creation-date>2013-04-24T17:22:59</meta:creation-date>
    <dc:date>2013-04-24T17:34:23</dc:date>
    <dc:creator>Earth </dc:creator>
    <meta:editing-duration>PT10M31S</meta:editing-duration>
    <meta:editing-cycles>41</meta:editing-cycles>
    <meta:generator>LibreOffice/3.6$Linux_x86 LibreOffice_project/360m1$Build-2</meta:generator>
    <meta:document-statistic meta:table-count="0" meta:image-count="0" meta:object-count="0" meta:page-count="3" meta:paragraph-count="94" meta:word-count="916" meta:character-count="5973" meta:non-whitespace-character-count="4807"/>
  </office:meta>
</office:document-meta>
</file>